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3" style:family="table-column">
      <style:table-column-properties fo:break-before="auto" style:column-width="2.25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ffff00"/>
    </style:style>
    <style:style style:name="ce3" style:family="table-cell" style:parent-style-name="Default">
      <style:table-cell-properties fo:background-color="#ff0000"/>
    </style:style>
    <style:style style:name="ce7" style:family="table-cell" style:parent-style-name="Default">
      <style:table-cell-properties fo:background-color="transparent"/>
    </style:style>
    <style:style style:name="ce8" style:family="table-cell" style:parent-style-name="Default">
      <style:table-cell-properties fo:background-color="#ff0000"/>
    </style:style>
    <style:style style:name="ce9"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7"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7"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8"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7" office:value-type="string" calcext:value-type="string">
            <text:p>+2 qual.</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7" office:value-type="string" calcext:value-type="string">
            <text:p>+2 benefit.</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7"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7"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7"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7"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7"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7"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7"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8"/>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7"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7"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7"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8"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8"/>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8"/>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8"/>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7"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7"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8"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7"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8"/>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8"/>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7"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8"/>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7"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7"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7"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9"/>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9"/>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7"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9"/>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7"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8"/>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7"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8"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7"/>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7"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7"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8"/>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7"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7"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7"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8"/>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3" table:number-columns-repeated="3"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3" table:number-columns-repeated="2"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9T15:18:12.795000000</dc:date>
    <meta:editing-duration>P1DT10H41M13S</meta:editing-duration>
    <meta:editing-cycles>167</meta:editing-cycles>
    <meta:generator>LibreOffice/7.3.6.2$Windows_X86_64 LibreOffice_project/c28ca90fd6e1a19e189fc16c05f8f8924961e12e</meta:generator>
    <meta:document-statistic meta:table-count="8" meta:cell-count="1367" meta:object-count="0"/>
  </office:meta>
</office:document-meta>
</file>